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Text_20_body">
      <style:paragraph-properties fo:padding="0in" fo:border="none"/>
    </style:style>
    <style:style style:name="P4" style:family="paragraph" style:parent-style-name="Standard">
      <style:text-properties officeooo:paragraph-rsid="0009516a"/>
    </style:style>
    <style:style style:name="P5" style:family="paragraph" style:parent-style-name="Standard">
      <loext:graphic-properties draw:fill="solid" draw:fill-color="#b4c7dc" draw:opacity="100%"/>
      <style:paragraph-properties fo:background-color="#b4c7dc"/>
      <style:text-properties officeooo:paragraph-rsid="0009516a"/>
    </style:style>
    <style:style style:name="P6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9516a"/>
    </style:style>
    <style:style style:name="P7" style:family="paragraph" style:parent-style-name="Text_20_body">
      <style:text-properties officeooo:paragraph-rsid="0009516a"/>
    </style:style>
    <style:style style:name="P8" style:family="paragraph" style:parent-style-name="Standard">
      <loext:graphic-properties draw:fill="solid" draw:fill-color="#b4c7dc" draw:opacity="100%"/>
      <style:paragraph-properties fo:background-color="#b4c7dc"/>
      <style:text-properties fo:font-weight="bold" officeooo:paragraph-rsid="0009516a" style:font-weight-asian="bold" style:font-weight-complex="bold"/>
    </style:style>
    <style:style style:name="P9" style:family="paragraph" style:parent-style-name="Text_20_body">
      <style:paragraph-properties fo:margin-top="0in" fo:margin-bottom="0in" style:contextual-spacing="false" fo:padding="0in" fo:border="none"/>
    </style:style>
    <style:style style:name="P10" style:family="paragraph" style:parent-style-name="Text_20_body">
      <style:paragraph-properties fo:margin-top="0in" fo:margin-bottom="0in" style:contextual-spacing="false"/>
      <style:text-properties loext:padding="0in" loext:border="none"/>
    </style:style>
    <style:style style:name="P11" style:family="paragraph" style:parent-style-name="Heading_20_1">
      <style:paragraph-properties fo:break-before="page"/>
      <style:text-properties officeooo:paragraph-rsid="000ffdb8"/>
    </style:style>
    <style:style style:name="P12" style:family="paragraph" style:parent-style-name="Standard">
      <style:text-properties officeooo:paragraph-rsid="0009516a"/>
    </style:style>
    <style:style style:name="P13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14" style:family="paragraph" style:parent-style-name="Text_20_body" style:list-style-name="L1">
      <style:paragraph-properties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6c8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39. Combination Sum</text:h>
      <text:p text:style-name="P7">Given an array of <text:span text:style-name="Strong_20_Emphasis"><text:span text:style-name="T1">distinct</text:span></text:span> integers <text:span text:style-name="Source_20_Text"><text:span text:style-name="T2">candidates</text:span></text:span> and a target integer <text:span text:style-name="Source_20_Text"><text:span text:style-name="T2">target</text:span></text:span>, return <text:span text:style-name="Emphasis"><text:span text:style-name="T1">a list of all </text:span></text:span><text:span text:style-name="Emphasis"><text:span text:style-name="Strong_20_Emphasis"><text:span text:style-name="T1">unique combinations</text:span></text:span></text:span><text:span text:style-name="Emphasis"><text:span text:style-name="T1"> of </text:span></text:span><text:span text:style-name="Source_20_Text"><text:span text:style-name="T2">candidates</text:span></text:span><text:span text:style-name="Emphasis"><text:span text:style-name="T1"> where the chosen numbers sum to </text:span></text:span><text:span text:style-name="Source_20_Text"><text:span text:style-name="T2">target</text:span></text:span><text:span text:style-name="Emphasis"><text:span text:style-name="T1">.</text:span></text:span> You may return the combinations in <text:span text:style-name="Strong_20_Emphasis"><text:span text:style-name="T1">any order</text:span></text:span>.</text:p>
      <text:p text:style-name="P9">The <text:span text:style-name="Strong_20_Emphasis"><text:span text:style-name="T1">same</text:span></text:span> number may be chosen from <text:span text:style-name="Source_20_Text"><text:span text:style-name="T2">candidates</text:span></text:span> an <text:span text:style-name="Strong_20_Emphasis"><text:span text:style-name="T1">unlimited number of times</text:span></text:span>. Two combinations are unique if the </text:p>
      <text:section text:style-name="Sect1" text:name="headlessui-popover-button-:r17:">
        <text:p text:style-name="P10">frequency</text:p>
      </text:section>
      <text:p text:style-name="Text_20_body"> of at least one of the chosen numbers is different.</text:p>
      <text:p text:style-name="P3">The test cases are generated such that the number of unique combinations that sum up to <text:span text:style-name="Source_20_Text"><text:span text:style-name="T2">target</text:span></text:span> is less than <text:span text:style-name="Source_20_Text"><text:span text:style-name="T2">150</text:span></text:span> combinations for the given input.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 candidates = [2,3,6,7], target = 7</text:p>
      <text:p text:style-name="P2"><text:span text:style-name="Strong_20_Emphasis"><text:span text:style-name="T1">Output:</text:span></text:span> [[2,2,3],[7]]</text:p>
      <text:p text:style-name="P2"><text:span text:style-name="Strong_20_Emphasis"><text:span text:style-name="T1">Explanation:</text:span></text:span></text:p>
      <text:p text:style-name="P2">2 and 3 are candidates, and 2 + 2 + 3 = 7. Note that 2 can be used multiple times.</text:p>
      <text:p text:style-name="P2">7 is a candidate, and 7 = 7.</text:p>
      <text:p text:style-name="P1">These are the only two combinations.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 candidates = [2,3,5], target = 8</text:p>
      <text:p text:style-name="P1"><text:span text:style-name="Strong_20_Emphasis"><text:span text:style-name="T1">Output:</text:span></text:span> [[2,2,2,2],[2,3,3],[3,5]]</text:p>
      <text:p text:style-name="P3"><text:span text:style-name="Strong_20_Emphasis"><text:span text:style-name="T1">Example 3:</text:span></text:span></text:p>
      <text:p text:style-name="P2"><text:span text:style-name="Strong_20_Emphasis"><text:span text:style-name="T1">Input:</text:span></text:span> candidates = [2], target = 1</text:p>
      <text:p text:style-name="P1"><text:span text:style-name="Strong_20_Emphasis"><text:span text:style-name="T1">Output:</text:span></text:span> []</text:p>
      <text:p text:style-name="P3"><text:span text:style-name="Strong_20_Emphasis"><text:span text:style-name="T1">Constraints:</text:span></text:span></text:p>
      <text:list xml:id="list2925357851" text:style-name="L1">
        <text:list-item>
          <text:p text:style-name="P13"><text:span text:style-name="Source_20_Text"><text:span text:style-name="T2">1 &lt;= candidates.length &lt;= 30</text:span></text:span></text:p>
        </text:list-item>
        <text:list-item>
          <text:p text:style-name="P13"><text:span text:style-name="Source_20_Text"><text:span text:style-name="T2">2 &lt;= candidates[i] &lt;= 40</text:span></text:span></text:p>
        </text:list-item>
        <text:list-item>
          <text:p text:style-name="P13">All elements of <text:span text:style-name="Source_20_Text"><text:span text:style-name="T2">candidates</text:span></text:span> are <text:span text:style-name="Strong_20_Emphasis"><text:span text:style-name="T1">distinct</text:span></text:span>.</text:p>
        </text:list-item>
        <text:list-item>
          <text:p text:style-name="P14"><text:span text:style-name="Source_20_Text"><text:span text:style-name="T2">1 &lt;= target &lt;= 40</text:span></text:span></text:p>
        </text:list-item>
      </text:list>
      <text:p text:style-name="P4"/>
      <text:h text:style-name="P11" text:outline-level="1">39. Combination Sum</text:h>
      <text:p text:style-name="P4">/*</text:p>
      <text:p text:style-name="P4"><text:s text:c="4"/>Time complexity: O(2^target)</text:p>
      <text:p text:style-name="P4"><text:s text:c="4"/>Space complexity: O(target<text:span text:style-name="T4">+n</text:span>)</text:p>
      <text:p text:style-name="P4">*/</text:p>
      <text:p text:style-name="P4"/>
      <text:p text:style-name="P4">typedef std::vector&lt;int&gt; vi;</text:p>
      <text:p text:style-name="P4">typedef std::vector&lt;vi&gt; vvi;</text:p>
      <text:p text:style-name="P4"/>
      <text:p text:style-name="P4">class Solution {</text:p>
      <text:p text:style-name="P4">public:</text:p>
      <text:p text:style-name="P4"><text:s text:c="4"/>vvi combinationSum(vi&amp; candidates, int target){</text:p>
      <text:p text:style-name="P4"><text:s text:c="8"/>int n=candidates.size();</text:p>
      <text:p text:style-name="P4"><text:s text:c="8"/>vvi ans;</text:p>
      <text:p text:style-name="P4"/>
      <text:p text:style-name="P6"><text:s text:c="8"/>auto solve=[&amp;](int i,vi&amp; tmp, int sum,auto&amp; self)-&gt;void{</text:p>
      <text:p text:style-name="P6"><text:s text:c="12"/>if(sum==0) {</text:p>
      <text:p text:style-name="P6"><text:s text:c="16"/>ans.push_back(tmp);</text:p>
      <text:p text:style-name="P6"><text:s text:c="16"/>return;</text:p>
      <text:p text:style-name="P6"><text:s text:c="12"/>}</text:p>
      <text:p text:style-name="P6"/>
      <text:p text:style-name="P6"><text:s text:c="12"/>if(i&gt;=n || sum&lt;0) return;</text:p>
      <text:p text:style-name="P6"/>
      <text:p text:style-name="P5"><text:s text:c="10"/><text:span text:style-name="T3"><text:s text:c="2"/>// Include candidates[i]</text:span></text:p>
      <text:p text:style-name="P8"><text:s text:c="12"/>tmp.push_back(candidates[i]);</text:p>
      <text:p text:style-name="P8"><text:s text:c="12"/></text:p>
      <text:p text:style-name="P8"><text:s text:c="12"/>// Explore</text:p>
      <text:p text:style-name="P8"><text:s text:c="12"/>self(i,tmp,sum-candidates[i],self);</text:p>
      <text:p text:style-name="P8"/>
      <text:p text:style-name="P8"><text:s text:c="12"/>// Exclude candidates[i]</text:p>
      <text:p text:style-name="P8"><text:s text:c="12"/>tmp.pop_back();</text:p>
      <text:p text:style-name="P6"/>
      <text:p text:style-name="P6"><text:s text:c="12"/><text:span text:style-name="T3">self(i+1,tmp,sum,self);</text:span></text:p>
      <text:p text:style-name="P6"><text:s text:c="8"/>};</text:p>
      <text:p text:style-name="P4"/>
      <text:p text:style-name="P4"><text:s text:c="8"/>vi tmp;</text:p>
      <text:p text:style-name="P4"/>
      <text:p text:style-name="P4"><text:s text:c="8"/>solve(0,tmp,target,solve);</text:p>
      <text:p text:style-name="P4"><text:s text:c="8"/></text:p>
      <text:p text:style-name="P4"><text:s text:c="8"/>return ans;</text:p>
      <text:p text:style-name="P4"><text:s text:c="4"/>}</text:p>
      <text:p text:style-name="P4">};</text:p>
      <text:h text:style-name="P11" text:outline-level="1">39. Combination Sum</text:h>
      <text:p text:style-name="P4">/*</text:p>
      <text:p text:style-name="P4"><text:s text:c="4"/>Time complexity: O(2^target)</text:p>
      <text:p text:style-name="P4"><text:s text:c="4"/>Space complexity: O(target<text:span text:style-name="T4">+n</text:span>)</text:p>
      <text:p text:style-name="P4">*/</text:p>
      <text:p text:style-name="P4"/>
      <text:p text:style-name="P4">typedef std::vector&lt;int&gt; vi;</text:p>
      <text:p text:style-name="P4">typedef std::vector&lt;vi&gt; vvi;</text:p>
      <text:p text:style-name="P4"/>
      <text:p text:style-name="P4">class Solution {</text:p>
      <text:p text:style-name="P4"><text:s text:c="4"/>public:</text:p>
      <text:p text:style-name="P4"><text:s text:c="8"/>vector&lt;vector&lt;int&gt;&gt; combinationSum(vector&lt;int&gt;&amp; candidates, int target) {</text:p>
      <text:p text:style-name="P4"><text:s text:c="12"/>int n=candidates.size();</text:p>
      <text:p text:style-name="P4"><text:s text:c="12"/>vvi ans;</text:p>
      <text:p text:style-name="P4"/>
      <text:p text:style-name="P6"><text:s text:c="12"/>auto solve=[&amp;](int i,vi&amp; tmp, int sum,auto&amp; self)-&gt;void{</text:p>
      <text:p text:style-name="P6"><text:s text:c="16"/>if(sum==0) {</text:p>
      <text:p text:style-name="P6"><text:s text:c="20"/>ans.push_back(tmp);</text:p>
      <text:p text:style-name="P6"><text:s text:c="20"/>return;</text:p>
      <text:p text:style-name="P6"><text:s text:c="16"/>}</text:p>
      <text:p text:style-name="P6"/>
      <text:p text:style-name="P6"><text:s text:c="16"/>if(sum&lt;0) return;</text:p>
      <text:p text:style-name="P6"/>
      <text:p text:style-name="P6"><text:s text:c="16"/>for(int j=i;j&lt;n;++j){</text:p>
      <text:p text:style-name="P6"><text:s text:c="20"/>if(candidates[j]&gt;target) continue;</text:p>
      <text:p text:style-name="P6"><text:s text:c="20"/></text:p>
      <text:p text:style-name="P5"><text:s text:c="20"/>// Include candidates[j]</text:p>
      <text:p text:style-name="P5"><text:s text:c="20"/>tmp.push_back(candidates[j]);</text:p>
      <text:p text:style-name="P5"/>
      <text:p text:style-name="P5"><text:s text:c="20"/>// Explore</text:p>
      <text:p text:style-name="P5"><text:s text:c="20"/>self(j,tmp,sum-candidates[j],self);</text:p>
      <text:p text:style-name="P5"/>
      <text:p text:style-name="P5"><text:s text:c="20"/>// Exclude candidates[j]</text:p>
      <text:p text:style-name="P5"><text:s text:c="20"/>tmp.pop_back();</text:p>
      <text:p text:style-name="P6"><text:s text:c="16"/>}</text:p>
      <text:p text:style-name="P6"><text:s text:c="12"/>};</text:p>
      <text:p text:style-name="P4"/>
      <text:p text:style-name="P4"><text:s text:c="12"/>vi tmp;</text:p>
      <text:p text:style-name="P4"/>
      <text:p text:style-name="P4"><text:s text:c="12"/>solve(0,tmp,target,solve);</text:p>
      <text:p text:style-name="P4"><text:s text:c="12"/></text:p>
      <text:p text:style-name="P4"><text:s text:c="12"/>return ans;</text:p>
      <text:p text:style-name="P4"><text:s text:c="8"/>}</text:p>
      <text:p text:style-name="P4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1:05:51.958102264</meta:creation-date>
    <dc:date>2024-08-13T11:29:02.058811809</dc:date>
    <meta:editing-duration>PT10M2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93" meta:word-count="326" meta:character-count="2879" meta:non-whitespace-character-count="1995"/>
  </office:meta>
</office:document-meta>
</file>